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P1" style:family="paragraph" style:parent-style-name="Normal_20__28_Web_29_">
      <style:paragraph-properties fo:margin-top="0cm" fo:margin-bottom="0.494cm" style:contextual-spacing="false" fo:keep-together="auto" fo:orphans="2" fo:widows="2" fo:keep-with-next="auto" text:number-lines="true" text:line-number="0"/>
    </style:style>
    <style:style style:name="P2" style:family="paragraph" style:parent-style-name="Normal_20__28_Web_29_">
      <style:paragraph-properties fo:margin-top="0.494cm" fo:margin-bottom="0.494cm" style:contextual-spacing="false" fo:keep-together="auto" fo:orphans="2" fo:widows="2" fo:keep-with-next="auto" text:number-lines="true" text:line-number="0"/>
    </style:style>
    <style:style style:name="P3" style:family="paragraph" style:parent-style-name="Standard">
      <style:text-properties fo:language="en" fo:country="US"/>
    </style:style>
    <style:style style:name="T1"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CONVOCATÒRIA DE REUNIÓ DEL CLUB MARÍTIM DE MAÓ</text:span></text:p>
      <text:p text:style-name="P2">D’una part, el president del Club Marítim de Maó, senyor <text:span text:style-name="T1">Oscar</text:span>Pons i Pons.</text:p>
      <text:p text:style-name="P2">I de l’altra, els socis del club.</text:p>
      <text:p text:style-name="P2">Ambdues parts ens reconeixem la capacitat legal necessària per formalitzar aquesta convocatòria.</text:p>
      <text:p text:style-name="P2"><text:span text:style-name="Strong_20_Emphasis">ANTECEDENTS:</text:span></text:p>
      <text:p text:style-name="P2">Primer. El Club Marítim de Maó, en virtut de les competències pròpies, té l’objectiu de promoure la participació activa dels seus socis en les activitats del club, per la qual cosa està interessat a convocar la propera reunió dels seus membres.</text:p>
      <text:p text:style-name="P2">Segon. Els socis del Club Marítim de Maó, en qualitat de membres actius de l’associació, estan compromesos a assistir i participar en les reunions convocades per la junta directiva.</text:p>
      <text:p text:style-name="P2">I com a resultat d’aquests antecedents establim aquesta convocatòria d’acord amb els següents</text:p>
      <text:p text:style-name="P2"><text:span text:style-name="Strong_20_Emphasis">PACTES / ACORDS:</text:span></text:p>
      <text:p text:style-name="P2">Primer. El Club Marítim de Maó convoca als socis a la pròxima reunió que tindrà lloc el pròxim <text:span text:style-name="T1">dimarts</text:span>a les 20h a la sala d’actes del club.</text:p>
      <text:p text:style-name="P2">Segon. Els socis es comprometen a assistir a la reunió i a participar activament en les discussions i decisions que es prenguin.</text:p>
      <text:p text:style-name="P2">Tercer. El Club Marítim de Maó es compromet a informar els socis sobre els temes a tractar en la reunió amb antelació suficient.</text:p>
      <text:p text:style-name="P2">I com a prova de conformitat amb el contingut d’aquesta convocatòria, la signem en dos exemplars en el lloc i en la data indicats més avall.</text:p>
      <text:p text:style-name="P2" loext:marker-style-name="T1">Maó, <text:span text:style-name="T1">23 - 5 - 25</text:span><text:span text:style-name="T1"/></text:p>
      <text:p text:style-name="P2">Pel Club Marítim de Maó, <text:bookmark text:name="_GoBack"/></text:p>
      <text:p text:style-name="P2"><text:span text:style-name="T1">Oscar </text:span>Pons i Pons</text:p>
      <text:p text:style-name="P3" loext:marker-style-name="T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0pt" fo:language="es" fo:country="ES"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Times New Roman" fo:font-size="10pt" fo:language="es" fo:country="ES"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style:font-name="Calibri" fo:font-family="Calibri" style:font-family-generic="roman" style:font-pitch="variable" fo:language="en" fo:country="US" style:font-name-asian="宋体" style:font-family-asian="宋体" style:font-family-generic-asian="system" style:font-pitch-asian="variable" style:language-asian="zh" style:country-asian="CN" style:font-name-complex="F"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_20__28_Web_29_" style:display-name="Normal (Web)" style:family="paragraph">
      <style:paragraph-properties fo:margin-left="0cm" fo:margin-right="0cm" fo:margin-top="0.494cm" fo:margin-bottom="0.494cm" style:contextual-spacing="false" fo:text-align="start" style:justify-single-word="false" fo:orphans="2" fo:widows="2" style:writing-mode="lr-tb"/>
      <style:text-properties fo:font-size="12pt" fo:language="en" fo:country="US" style:letter-kerning="false" style:font-size-asian="12pt" style:language-asian="zh" style:country-asian="CN" style:font-size-complex="12pt" style:language-complex="ar" style:country-complex="SA"/>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主题">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9T09:41:00</meta:creation-date>
    <meta:initial-creator>cicles</meta:initial-creator>
    <dc:creator>cicles</dc:creator>
    <dc:date>2024-11-19T09:45:11</dc:date>
    <meta:editing-cycles>1</meta:editing-cycles>
    <meta:editing-duration>PT3M</meta:editing-duration>
    <meta:generator>LibreOffice/24.8.3.2$Windows_X86_64 LibreOffice_project/48a6bac9e7e268aeb4c3483fcf825c94556d9f92</meta:generator>
    <meta:document-statistic meta:table-count="0" meta:image-count="0" meta:object-count="0" meta:page-count="1" meta:paragraph-count="16" meta:word-count="240" meta:character-count="1388" meta:non-whitespace-character-count="1163"/>
    <meta:user-defined meta:name="KSOProductBuildVer">1033-11.1.0.11723</meta:user-defined>
    <meta:template xlink:type="simple" xlink:actuate="onRequest" xlink:title="Normal.dotm" xlink:href=""/>
  </office:meta>
</office:document-meta>
</file>